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882692348486" calcext:value-type="float">
            <text:p>2.22883</text:p>
          </table:table-cell>
          <table:table-cell office:value-type="float" office:value="2.26630038961131" calcext:value-type="float">
            <text:p>2.2663</text:p>
          </table:table-cell>
          <table:table-cell office:value-type="float" office:value="2.96053185125475" calcext:value-type="float">
            <text:p>2.96053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96310359701" calcext:value-type="float">
            <text:p>2.23963</text:p>
          </table:table-cell>
          <table:table-cell office:value-type="float" office:value="2.25079166755054" calcext:value-type="float">
            <text:p>2.25079</text:p>
          </table:table-cell>
          <table:table-cell office:value-type="float" office:value="2.95228425362211" calcext:value-type="float">
            <text:p>2.95228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717536025162" calcext:value-type="float">
            <text:p>2.28718</text:p>
          </table:table-cell>
          <table:table-cell office:value-type="float" office:value="2.15962662552129" calcext:value-type="float">
            <text:p>2.15963</text:p>
          </table:table-cell>
          <table:table-cell office:value-type="float" office:value="2.80420394936237" calcext:value-type="float">
            <text:p>2.8042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787683093024" calcext:value-type="float">
            <text:p>2.29788</text:p>
          </table:table-cell>
          <table:table-cell office:value-type="float" office:value="2.14161200280614" calcext:value-type="float">
            <text:p>2.14161</text:p>
          </table:table-cell>
          <table:table-cell office:value-type="float" office:value="2.82373364587992" calcext:value-type="float">
            <text:p>2.82373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94963930683" calcext:value-type="float">
            <text:p>2.19595</text:p>
          </table:table-cell>
          <table:table-cell office:value-type="float" office:value="2.34837412899894" calcext:value-type="float">
            <text:p>2.34837</text:p>
          </table:table-cell>
          <table:table-cell office:value-type="float" office:value="3.15513215760995" calcext:value-type="float">
            <text:p>3.15513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72281046943" calcext:value-type="float">
            <text:p>2.20672</text:p>
          </table:table-cell>
          <table:table-cell office:value-type="float" office:value="2.3376385255043" calcext:value-type="float">
            <text:p>2.33764</text:p>
          </table:table-cell>
          <table:table-cell office:value-type="float" office:value="3.0193514627496" calcext:value-type="float">
            <text:p>3.01935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58547865702" calcext:value-type="float">
            <text:p>2.20859</text:p>
          </table:table-cell>
          <table:table-cell office:value-type="float" office:value="2.33978817446418" calcext:value-type="float">
            <text:p>2.33979</text:p>
          </table:table-cell>
          <table:table-cell office:value-type="float" office:value="3.02917781556506" calcext:value-type="float">
            <text:p>3.02918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271862541673" calcext:value-type="float">
            <text:p>2.21272</text:p>
          </table:table-cell>
          <table:table-cell office:value-type="float" office:value="2.34150184850392" calcext:value-type="float">
            <text:p>2.3415</text:p>
          </table:table-cell>
          <table:table-cell office:value-type="float" office:value="3.16658136631745" calcext:value-type="float">
            <text:p>3.16658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421596391416" calcext:value-type="float">
            <text:p>2.27422</text:p>
          </table:table-cell>
          <table:table-cell office:value-type="float" office:value="2.22387459266356" calcext:value-type="float">
            <text:p>2.22387</text:p>
          </table:table-cell>
          <table:table-cell office:value-type="float" office:value="3.08585140027641" calcext:value-type="float">
            <text:p>3.08585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791828117449" calcext:value-type="float">
            <text:p>2.28792</text:p>
          </table:table-cell>
          <table:table-cell office:value-type="float" office:value="2.20683731696357" calcext:value-type="float">
            <text:p>2.20684</text:p>
          </table:table-cell>
          <table:table-cell office:value-type="float" office:value="3.02330622938588" calcext:value-type="float">
            <text:p>3.02331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610912801033" calcext:value-type="float">
            <text:p>2.28611</text:p>
          </table:table-cell>
          <table:table-cell office:value-type="float" office:value="2.21251960726126" calcext:value-type="float">
            <text:p>2.21252</text:p>
          </table:table-cell>
          <table:table-cell office:value-type="float" office:value="3.02711508296521" calcext:value-type="float">
            <text:p>3.02712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5697548159759" calcext:value-type="float">
            <text:p>2.25698</text:p>
          </table:table-cell>
          <table:table-cell office:value-type="float" office:value="2.27565926922025" calcext:value-type="float">
            <text:p>2.27566</text:p>
          </table:table-cell>
          <table:table-cell office:value-type="float" office:value="3.024945266815" calcext:value-type="float">
            <text:p>3.02495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8112660850199" calcext:value-type="float">
            <text:p>2.28113</text:p>
          </table:table-cell>
          <table:table-cell office:value-type="float" office:value="2.23055325685442" calcext:value-type="float">
            <text:p>2.23055</text:p>
          </table:table-cell>
          <table:table-cell office:value-type="float" office:value="3.09852248157977" calcext:value-type="float">
            <text:p>3.09852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27455719146" calcext:value-type="float">
            <text:p>2.24227</text:p>
          </table:table-cell>
          <table:table-cell office:value-type="float" office:value="2.31269334294386" calcext:value-type="float">
            <text:p>2.31269</text:p>
          </table:table-cell>
          <table:table-cell office:value-type="float" office:value="3.13690836433788" calcext:value-type="float">
            <text:p>3.13691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6669340578773" calcext:value-type="float">
            <text:p>2.26669</text:p>
          </table:table-cell>
          <table:table-cell office:value-type="float" office:value="2.27651605231026" calcext:value-type="float">
            <text:p>2.27652</text:p>
          </table:table-cell>
          <table:table-cell office:value-type="float" office:value="3.04879413068516" calcext:value-type="float">
            <text:p>3.04879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520733290667" calcext:value-type="float">
            <text:p>2.32521</text:p>
          </table:table-cell>
          <table:table-cell office:value-type="float" office:value="2.16213243988963" calcext:value-type="float">
            <text:p>2.16213</text:p>
          </table:table-cell>
          <table:table-cell office:value-type="float" office:value="3.09397569731416" calcext:value-type="float">
            <text:p>3.09398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1597921605" calcext:value-type="float">
            <text:p>2.20816</text:p>
          </table:table-cell>
          <table:table-cell office:value-type="float" office:value="2.40306899666275" calcext:value-type="float">
            <text:p>2.40307</text:p>
          </table:table-cell>
          <table:table-cell office:value-type="float" office:value="3.44432171586317" calcext:value-type="float">
            <text:p>3.44432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31209315109532" calcext:value-type="float">
            <text:p>2.31209</text:p>
          </table:table-cell>
          <table:table-cell office:value-type="float" office:value="2.19615039157997" calcext:value-type="float">
            <text:p>2.19615</text:p>
          </table:table-cell>
          <table:table-cell office:value-type="float" office:value="3.00889665171569" calcext:value-type="float">
            <text:p>3.0089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453120914132" calcext:value-type="float">
            <text:p>2.21453</text:p>
          </table:table-cell>
          <table:table-cell office:value-type="float" office:value="2.3931302431626" calcext:value-type="float">
            <text:p>2.39313</text:p>
          </table:table-cell>
          <table:table-cell office:value-type="float" office:value="3.42956522476603" calcext:value-type="float">
            <text:p>3.42957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79849199588" calcext:value-type="float">
            <text:p>2.32798</text:p>
          </table:table-cell>
          <table:table-cell office:value-type="float" office:value="2.1672453141534" calcext:value-type="float">
            <text:p>2.16725</text:p>
          </table:table-cell>
          <table:table-cell office:value-type="float" office:value="3.09543063732035" calcext:value-type="float">
            <text:p>3.09543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494353108758" calcext:value-type="float">
            <text:p>2.31494</text:p>
          </table:table-cell>
          <table:table-cell office:value-type="float" office:value="2.19494331911719" calcext:value-type="float">
            <text:p>2.19494</text:p>
          </table:table-cell>
          <table:table-cell office:value-type="float" office:value="3.00399420049008" calcext:value-type="float">
            <text:p>3.00399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848110577586" calcext:value-type="float">
            <text:p>2.24848</text:p>
          </table:table-cell>
          <table:table-cell office:value-type="float" office:value="2.33061154747141" calcext:value-type="float">
            <text:p>2.33061</text:p>
          </table:table-cell>
          <table:table-cell office:value-type="float" office:value="3.1524112739954" calcext:value-type="float">
            <text:p>3.15241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07202117372" calcext:value-type="float">
            <text:p>2.28507</text:p>
          </table:table-cell>
          <table:table-cell office:value-type="float" office:value="2.27488622803595" calcext:value-type="float">
            <text:p>2.27489</text:p>
          </table:table-cell>
          <table:table-cell office:value-type="float" office:value="3.15770719872415" calcext:value-type="float">
            <text:p>3.15771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489421625015" calcext:value-type="float">
            <text:p>2.28489</text:p>
          </table:table-cell>
          <table:table-cell office:value-type="float" office:value="2.27561895228562" calcext:value-type="float">
            <text:p>2.27562</text:p>
          </table:table-cell>
          <table:table-cell office:value-type="float" office:value="3.16698121850664" calcext:value-type="float">
            <text:p>3.16698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57627330641" calcext:value-type="float">
            <text:p>2.35576</text:p>
          </table:table-cell>
          <table:table-cell office:value-type="float" office:value="2.13005932380054" calcext:value-type="float">
            <text:p>2.13006</text:p>
          </table:table-cell>
          <table:table-cell office:value-type="float" office:value="2.8305708016663" calcext:value-type="float">
            <text:p>2.83057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4987488649332" calcext:value-type="float">
            <text:p>2.34987</text:p>
          </table:table-cell>
          <table:table-cell office:value-type="float" office:value="2.12485528031291" calcext:value-type="float">
            <text:p>2.12486</text:p>
          </table:table-cell>
          <table:table-cell office:value-type="float" office:value="2.85392047996099" calcext:value-type="float">
            <text:p>2.85392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97473836772" calcext:value-type="float">
            <text:p>2.31975</text:p>
          </table:table-cell>
          <table:table-cell office:value-type="float" office:value="2.16347739795158" calcext:value-type="float">
            <text:p>2.16348</text:p>
          </table:table-cell>
          <table:table-cell office:value-type="float" office:value="2.88740872270051" calcext:value-type="float">
            <text:p>2.8874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585209450616" calcext:value-type="float">
            <text:p>2.31585</text:p>
          </table:table-cell>
          <table:table-cell office:value-type="float" office:value="2.15283739563491" calcext:value-type="float">
            <text:p>2.15284</text:p>
          </table:table-cell>
          <table:table-cell office:value-type="float" office:value="2.92220002076531" calcext:value-type="float">
            <text:p>2.922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27759982464" calcext:value-type="float">
            <text:p>2.31278</text:p>
          </table:table-cell>
          <table:table-cell office:value-type="float" office:value="2.21612874850625" calcext:value-type="float">
            <text:p>2.21613</text:p>
          </table:table-cell>
          <table:table-cell office:value-type="float" office:value="3.04106794510087" calcext:value-type="float">
            <text:p>3.04107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0386309157633" calcext:value-type="float">
            <text:p>2.30386</text:p>
          </table:table-cell>
          <table:table-cell office:value-type="float" office:value="2.21363423205561" calcext:value-type="float">
            <text:p>2.21363</text:p>
          </table:table-cell>
          <table:table-cell office:value-type="float" office:value="3.05377790034153" calcext:value-type="float">
            <text:p>3.05378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168608094489" calcext:value-type="float">
            <text:p>2.30169</text:p>
          </table:table-cell>
          <table:table-cell office:value-type="float" office:value="2.15429299375662" calcext:value-type="float">
            <text:p>2.15429</text:p>
          </table:table-cell>
          <table:table-cell office:value-type="float" office:value="2.88830063225385" calcext:value-type="float">
            <text:p>2.8883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0264179773248" calcext:value-type="float">
            <text:p>2.30264</text:p>
          </table:table-cell>
          <table:table-cell office:value-type="float" office:value="2.17166812962829" calcext:value-type="float">
            <text:p>2.17167</text:p>
          </table:table-cell>
          <table:table-cell office:value-type="float" office:value="2.8903262192407" calcext:value-type="float">
            <text:p>2.89033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60051768461" calcext:value-type="float">
            <text:p>2.2516</text:p>
          </table:table-cell>
          <table:table-cell office:value-type="float" office:value="2.21964075911055" calcext:value-type="float">
            <text:p>2.21964</text:p>
          </table:table-cell>
          <table:table-cell office:value-type="float" office:value="3.06567738296433" calcext:value-type="float">
            <text:p>3.06568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84495731458" calcext:value-type="float">
            <text:p>2.28845</text:p>
          </table:table-cell>
          <table:table-cell office:value-type="float" office:value="2.18370922071474" calcext:value-type="float">
            <text:p>2.18371</text:p>
          </table:table-cell>
          <table:table-cell office:value-type="float" office:value="2.95195899487436" calcext:value-type="float">
            <text:p>2.9519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848945807491" calcext:value-type="float">
            <text:p>2.29849</text:p>
          </table:table-cell>
          <table:table-cell office:value-type="float" office:value="2.18040442908471" calcext:value-type="float">
            <text:p>2.1804</text:p>
          </table:table-cell>
          <table:table-cell office:value-type="float" office:value="2.93809844874677" calcext:value-type="float">
            <text:p>2.938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703077763665" calcext:value-type="float">
            <text:p>2.25703</text:p>
          </table:table-cell>
          <table:table-cell office:value-type="float" office:value="2.22467663442801" calcext:value-type="float">
            <text:p>2.22468</text:p>
          </table:table-cell>
          <table:table-cell office:value-type="float" office:value="3.08751496542526" calcext:value-type="float">
            <text:p>3.08751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020882339229" calcext:value-type="float">
            <text:p>2.29021</text:p>
          </table:table-cell>
          <table:table-cell office:value-type="float" office:value="2.18884786168293" calcext:value-type="float">
            <text:p>2.18885</text:p>
          </table:table-cell>
          <table:table-cell office:value-type="float" office:value="2.97970458716374" calcext:value-type="float">
            <text:p>2.9797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999372332147" calcext:value-type="float">
            <text:p>2.21999</text:p>
          </table:table-cell>
          <table:table-cell office:value-type="float" office:value="2.27639417541196" calcext:value-type="float">
            <text:p>2.27639</text:p>
          </table:table-cell>
          <table:table-cell office:value-type="float" office:value="3.12590499738118" calcext:value-type="float">
            <text:p>3.1259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61575139548" calcext:value-type="float">
            <text:p>2.28962</text:p>
          </table:table-cell>
          <table:table-cell office:value-type="float" office:value="2.18713090702054" calcext:value-type="float">
            <text:p>2.18713</text:p>
          </table:table-cell>
          <table:table-cell office:value-type="float" office:value="2.99111218482587" calcext:value-type="float">
            <text:p>2.99111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41028767403" calcext:value-type="float">
            <text:p>2.22141</text:p>
          </table:table-cell>
          <table:table-cell office:value-type="float" office:value="2.27389034614327" calcext:value-type="float">
            <text:p>2.27389</text:p>
          </table:table-cell>
          <table:table-cell office:value-type="float" office:value="3.13703558410219" calcext:value-type="float">
            <text:p>3.13704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140520825384" calcext:value-type="float">
            <text:p>2.26141</text:p>
          </table:table-cell>
          <table:table-cell office:value-type="float" office:value="2.26372283599427" calcext:value-type="float">
            <text:p>2.26372</text:p>
          </table:table-cell>
          <table:table-cell office:value-type="float" office:value="3.09126241086645" calcext:value-type="float">
            <text:p>3.09126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489233317224" calcext:value-type="float">
            <text:p>2.25489</text:p>
          </table:table-cell>
          <table:table-cell office:value-type="float" office:value="2.2654000446551" calcext:value-type="float">
            <text:p>2.2654</text:p>
          </table:table-cell>
          <table:table-cell office:value-type="float" office:value="3.09032634961549" calcext:value-type="float">
            <text:p>3.09033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82694585081" calcext:value-type="float">
            <text:p>2.22683</text:p>
          </table:table-cell>
          <table:table-cell office:value-type="float" office:value="2.34024803327472" calcext:value-type="float">
            <text:p>2.34025</text:p>
          </table:table-cell>
          <table:table-cell office:value-type="float" office:value="3.2010735806596" calcext:value-type="float">
            <text:p>3.20107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6645771264546" calcext:value-type="float">
            <text:p>2.26646</text:p>
          </table:table-cell>
          <table:table-cell office:value-type="float" office:value="2.29082124825324" calcext:value-type="float">
            <text:p>2.29082</text:p>
          </table:table-cell>
          <table:table-cell office:value-type="float" office:value="3.10354356672258" calcext:value-type="float">
            <text:p>3.10354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821086858309" calcext:value-type="float">
            <text:p>2.23821</text:p>
          </table:table-cell>
          <table:table-cell office:value-type="float" office:value="2.34312191611043" calcext:value-type="float">
            <text:p>2.34312</text:p>
          </table:table-cell>
          <table:table-cell office:value-type="float" office:value="3.21302974320687" calcext:value-type="float">
            <text:p>3.21303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816892747256" calcext:value-type="float">
            <text:p>2.24817</text:p>
          </table:table-cell>
          <table:table-cell office:value-type="float" office:value="2.29611491976383" calcext:value-type="float">
            <text:p>2.29611</text:p>
          </table:table-cell>
          <table:table-cell office:value-type="float" office:value="3.11030914762281" calcext:value-type="float">
            <text:p>3.11031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56697429934" calcext:value-type="float">
            <text:p>2.25157</text:p>
          </table:table-cell>
          <table:table-cell office:value-type="float" office:value="2.28529221566967" calcext:value-type="float">
            <text:p>2.28529</text:p>
          </table:table-cell>
          <table:table-cell office:value-type="float" office:value="3.20571216362182" calcext:value-type="float">
            <text:p>3.20571</text:p>
          </table:table-cell>
          <table:table-cell office:value-type="float" office:value="70684950" calcext:value-type="float">
            <text:p>706849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7499027773952" calcext:value-type="float">
            <text:p>2.27499</text:p>
          </table:table-cell>
          <table:table-cell office:value-type="float" office:value="2.26570808639215" calcext:value-type="float">
            <text:p>2.26571</text:p>
          </table:table-cell>
          <table:table-cell office:value-type="float" office:value="3.23117508332609" calcext:value-type="float">
            <text:p>3.23118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19471542386" calcext:value-type="float">
            <text:p>2.24919</text:p>
          </table:table-cell>
          <table:table-cell office:value-type="float" office:value="2.2831258846473" calcext:value-type="float">
            <text:p>2.28313</text:p>
          </table:table-cell>
          <table:table-cell office:value-type="float" office:value="3.22212052211963" calcext:value-type="float">
            <text:p>3.22212</text:p>
          </table:table-cell>
          <table:table-cell office:value-type="float" office:value="70684950" calcext:value-type="float">
            <text:p>706849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74196774597" calcext:value-type="float">
            <text:p>2.27574</text:p>
          </table:table-cell>
          <table:table-cell office:value-type="float" office:value="2.26225874279483" calcext:value-type="float">
            <text:p>2.26226</text:p>
          </table:table-cell>
          <table:table-cell office:value-type="float" office:value="3.24282670927086" calcext:value-type="float">
            <text:p>3.2428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375178253214" calcext:value-type="float">
            <text:p>2.26375</text:p>
          </table:table-cell>
          <table:table-cell office:value-type="float" office:value="2.2859569875613" calcext:value-type="float">
            <text:p>2.28596</text:p>
          </table:table-cell>
          <table:table-cell office:value-type="float" office:value="3.27449541362162" calcext:value-type="float">
            <text:p>3.2745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6805870507825" calcext:value-type="float">
            <text:p>2.26806</text:p>
          </table:table-cell>
          <table:table-cell office:value-type="float" office:value="2.30085733880577" calcext:value-type="float">
            <text:p>2.30086</text:p>
          </table:table-cell>
          <table:table-cell office:value-type="float" office:value="3.28253167239125" calcext:value-type="float">
            <text:p>3.2825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94002422721" calcext:value-type="float">
            <text:p>2.1794</text:p>
          </table:table-cell>
          <table:table-cell office:value-type="float" office:value="2.37624075401184" calcext:value-type="float">
            <text:p>2.37624</text:p>
          </table:table-cell>
          <table:table-cell office:value-type="float" office:value="3.09646285561629" calcext:value-type="float">
            <text:p>3.09646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8461297950864" calcext:value-type="float">
            <text:p>2.18461</text:p>
          </table:table-cell>
          <table:table-cell office:value-type="float" office:value="2.37977105710639" calcext:value-type="float">
            <text:p>2.37977</text:p>
          </table:table-cell>
          <table:table-cell office:value-type="float" office:value="3.12438549250921" calcext:value-type="float">
            <text:p>3.12439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27286623916" calcext:value-type="float">
            <text:p>2.24327</text:p>
          </table:table-cell>
          <table:table-cell office:value-type="float" office:value="2.3399371029198" calcext:value-type="float">
            <text:p>2.33994</text:p>
          </table:table-cell>
          <table:table-cell office:value-type="float" office:value="3.23593135572029" calcext:value-type="float">
            <text:p>3.23593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48928333778" calcext:value-type="float">
            <text:p>2.23849</text:p>
          </table:table-cell>
          <table:table-cell office:value-type="float" office:value="2.35788506448646" calcext:value-type="float">
            <text:p>2.35789</text:p>
          </table:table-cell>
          <table:table-cell office:value-type="float" office:value="3.23778249647158" calcext:value-type="float">
            <text:p>3.23778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2942729423099" calcext:value-type="float">
            <text:p>2.22943</text:p>
          </table:table-cell>
          <table:table-cell office:value-type="float" office:value="2.34799629614719" calcext:value-type="float">
            <text:p>2.348</text:p>
          </table:table-cell>
          <table:table-cell office:value-type="float" office:value="3.28206093558305" calcext:value-type="float">
            <text:p>3.2820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06712703495" calcext:value-type="float">
            <text:p>2.24007</text:p>
          </table:table-cell>
          <table:table-cell office:value-type="float" office:value="2.35844723528294" calcext:value-type="float">
            <text:p>2.35845</text:p>
          </table:table-cell>
          <table:table-cell office:value-type="float" office:value="3.29605471870425" calcext:value-type="float">
            <text:p>3.29605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10447807607" calcext:value-type="float">
            <text:p>2.2251</text:p>
          </table:table-cell>
          <table:table-cell office:value-type="float" office:value="2.39035055952982" calcext:value-type="float">
            <text:p>2.39035</text:p>
          </table:table-cell>
          <table:table-cell office:value-type="float" office:value="3.30099082786666" calcext:value-type="float">
            <text:p>3.30099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873106807507" calcext:value-type="float">
            <text:p>2.21873</text:p>
          </table:table-cell>
          <table:table-cell office:value-type="float" office:value="2.3928101726012" calcext:value-type="float">
            <text:p>2.39281</text:p>
          </table:table-cell>
          <table:table-cell office:value-type="float" office:value="3.33428427252643" calcext:value-type="float">
            <text:p>3.33428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3" calcext:value-type="float">
            <text:p>3</text:p>
          </table:table-cell>
          <table:table-cell table:formula="of:=SUM([.B56:.B60])" office:value-type="float" office:value="3" calcext:value-type="float">
            <text:p>3</text:p>
          </table:table-cell>
          <table:table-cell table:formula="of:=SUM([.C56:.C60])" office:value-type="float" office:value="2" calcext:value-type="float">
            <text:p>2</text:p>
          </table:table-cell>
          <table:table-cell table:formula="of:=SUM([.D56:.D60])" office:value-type="float" office:value="3" calcext:value-type="float">
            <text:p>3</text:p>
          </table:table-cell>
          <table:table-cell table:formula="of:=SUM([.E56:.E60])" office:value-type="float" office:value="1" calcext:value-type="float">
            <text:p>1</text:p>
          </table:table-cell>
          <table:table-cell table:formula="of:=SUM([.F56:.F60])" office:value-type="float" office:value="3" calcext:value-type="float">
            <text:p>3</text:p>
          </table:table-cell>
          <table:table-cell table:formula="of:=SUM([.G56:.G60])" office:value-type="float" office:value="5" calcext:value-type="float">
            <text:p>5</text:p>
          </table:table-cell>
          <table:table-cell table:formula="of:=SUM([.H56:.H60])" office:value-type="float" office:value="3" calcext:value-type="float">
            <text:p>3</text:p>
          </table:table-cell>
          <table:table-cell table:formula="of:=SUM([.I56:.I60])" office:value-type="float" office:value="0" calcext:value-type="float">
            <text:p>0</text:p>
          </table:table-cell>
          <table:table-cell table:formula="of:=SUM([.J56:.J60])" office:value-type="float" office:value="0" calcext:value-type="float">
            <text:p>0</text:p>
          </table:table-cell>
          <table:table-cell table:formula="of:=SUM([.K56:.K60])" office:value-type="float" office:value="4" calcext:value-type="float">
            <text:p>4</text:p>
          </table:table-cell>
          <table:table-cell table:formula="of:=SUM([.L56:.L60])" office:value-type="float" office:value="2" calcext:value-type="float">
            <text:p>2</text:p>
          </table:table-cell>
          <table:table-cell table:formula="of:=SUM([.M56:.M60])" office:value-type="float" office:value="3" calcext:value-type="float">
            <text:p>3</text:p>
          </table:table-cell>
          <table:table-cell table:formula="of:=SUM([.N56:.N60])" office:value-type="float" office:value="2" calcext:value-type="float">
            <text:p>2</text:p>
          </table:table-cell>
          <table:table-cell table:formula="of:=SUM([.O56:.O60])" office:value-type="float" office:value="2" calcext:value-type="float">
            <text:p>2</text:p>
          </table:table-cell>
          <table:table-cell table:formula="of:=SUM([.P56:.P60])" office:value-type="float" office:value="3" calcext:value-type="float">
            <text:p>3</text:p>
          </table:table-cell>
          <table:table-cell table:formula="of:=SUM([.Q56:.Q60])" office:value-type="float" office:value="2" calcext:value-type="float">
            <text:p>2</text:p>
          </table:table-cell>
          <table:table-cell table:formula="of:=SUM([.R56:.R60])" office:value-type="float" office:value="2" calcext:value-type="float">
            <text:p>2</text:p>
          </table:table-cell>
          <table:table-cell table:formula="of:=SUM([.S56:.S60])" office:value-type="float" office:value="1" calcext:value-type="float">
            <text:p>1</text:p>
          </table:table-cell>
          <table:table-cell table:formula="of:=SUM([.T56:.T60])" office:value-type="float" office:value="2" calcext:value-type="float">
            <text:p>2</text:p>
          </table:table-cell>
          <table:table-cell table:formula="of:=SUM([.U56:.U60])" office:value-type="float" office:value="2" calcext:value-type="float">
            <text:p>2</text:p>
          </table:table-cell>
          <table:table-cell table:formula="of:=SUM([.V56:.V60])" office:value-type="float" office:value="1" calcext:value-type="float">
            <text:p>1</text:p>
          </table:table-cell>
          <table:table-cell table:formula="of:=SUM([.W56:.W60])" office:value-type="float" office:value="3" calcext:value-type="float">
            <text:p>3</text:p>
          </table:table-cell>
          <table:table-cell table:formula="of:=SUM([.X56:.X60])" office:value-type="float" office:value="2" calcext:value-type="float">
            <text:p>2</text:p>
          </table:table-cell>
          <table:table-cell table:formula="of:=SUM([.Y56:.Y60])" office:value-type="float" office:value="3" calcext:value-type="float">
            <text:p>3</text:p>
          </table:table-cell>
          <table:table-cell table:formula="of:=SUM([.Z56:.Z60])" office:value-type="float" office:value="1" calcext:value-type="float">
            <text:p>1</text:p>
          </table:table-cell>
          <table:table-cell table:formula="of:=SUM([.AA56:.AA60])" office:value-type="float" office:value="3" calcext:value-type="float">
            <text:p>3</text:p>
          </table:table-cell>
          <table:table-cell table:formula="of:=SUM([.AB56:.AB60])" office:value-type="float" office:value="4" calcext:value-type="float">
            <text:p>4</text:p>
          </table:table-cell>
          <table:table-cell table:formula="of:=SUM([.AC56:.AC60])" office:value-type="float" office:value="4" calcext:value-type="float">
            <text:p>4</text:p>
          </table:table-cell>
          <table:table-cell table:formula="of:=SUM([.AD56:.AD60])" office:value-type="float" office:value="4" calcext:value-type="float">
            <text:p>4</text:p>
          </table:table-cell>
          <table:table-cell table:formula="of:=SUM([.AE56:.AE60])" office:value-type="float" office:value="1" calcext:value-type="float">
            <text:p>1</text:p>
          </table:table-cell>
          <table:table-cell table:formula="of:=SUM([.AF56:.AF60])" office:value-type="float" office:value="1" calcext:value-type="float">
            <text:p>1</text:p>
          </table:table-cell>
          <table:table-cell table:formula="of:=SUM([.AG56:.AG60])" office:value-type="float" office:value="2" calcext:value-type="float">
            <text:p>2</text:p>
          </table:table-cell>
          <table:table-cell table:formula="of:=SUM([.AH56:.AH60])" office:value-type="float" office:value="3" calcext:value-type="float">
            <text:p>3</text:p>
          </table:table-cell>
          <table:table-cell table:formula="of:=SUM([.AI56:.AI60])" office:value-type="float" office:value="3" calcext:value-type="float">
            <text:p>3</text:p>
          </table:table-cell>
          <table:table-cell table:formula="of:=SUM([.AJ56:.AJ60])" office:value-type="float" office:value="2" calcext:value-type="float">
            <text:p>2</text:p>
          </table:table-cell>
          <table:table-cell table:formula="of:=SUM([.AK56:.AK60])" office:value-type="float" office:value="3" calcext:value-type="float">
            <text:p>3</text:p>
          </table:table-cell>
          <table:table-cell table:formula="of:=SUM([.AL56:.AL60])" office:value-type="float" office:value="3" calcext:value-type="float">
            <text:p>3</text:p>
          </table:table-cell>
          <table:table-cell table:formula="of:=SUM([.AM56:.AM60])" office:value-type="float" office:value="3" calcext:value-type="float">
            <text:p>3</text:p>
          </table:table-cell>
          <table:table-cell table:formula="of:=SUM([.AN56:.AN60])" office:value-type="float" office:value="1" calcext:value-type="float">
            <text:p>1</text:p>
          </table:table-cell>
          <table:table-cell table:formula="of:=SUM([.AO56:.AO60])" office:value-type="float" office:value="2" calcext:value-type="float">
            <text:p>2</text:p>
          </table:table-cell>
          <table:table-cell table:formula="of:=SUM([.AP56:.AP60])" office:value-type="float" office:value="3" calcext:value-type="float">
            <text:p>3</text:p>
          </table:table-cell>
          <table:table-cell table:formula="of:=SUM([.AQ56:.AQ60])" office:value-type="float" office:value="3" calcext:value-type="float">
            <text:p>3</text:p>
          </table:table-cell>
          <table:table-cell table:formula="of:=SUM([.AR56:.AR60])" office:value-type="float" office:value="5" calcext:value-type="float">
            <text:p>5</text:p>
          </table:table-cell>
          <table:table-cell table:formula="of:=SUM([.AS56:.AS60])" office:value-type="float" office:value="3" calcext:value-type="float">
            <text:p>3</text:p>
          </table:table-cell>
          <table:table-cell table:formula="of:=SUM([.AT56:.AT60])" office:value-type="float" office:value="2" calcext:value-type="float">
            <text:p>2</text:p>
          </table:table-cell>
          <table:table-cell table:formula="of:=SUM([.AU56:.AU60])" office:value-type="float" office:value="2" calcext:value-type="float">
            <text:p>2</text:p>
          </table:table-cell>
          <table:table-cell table:formula="of:=SUM([.AV56:.AV60])" office:value-type="float" office:value="3" calcext:value-type="float">
            <text:p>3</text:p>
          </table:table-cell>
          <table:table-cell table:formula="of:=SUM([.AW56:.AW60])" office:value-type="float" office:value="2" calcext:value-type="float">
            <text:p>2</text:p>
          </table:table-cell>
          <table:table-cell table:formula="of:=SUM([.AX56:.AX60])" office:value-type="float" office:value="3" calcext:value-type="float">
            <text:p>3</text:p>
          </table:table-cell>
          <table:table-cell table:formula="of:=SUM([.AY56:.AY60])" office:value-type="float" office:value="4" calcext:value-type="float">
            <text:p>4</text:p>
          </table:table-cell>
          <table:table-cell table:formula="of:=SUM([.AZ56:.AZ60])" office:value-type="float" office:value="2" calcext:value-type="float">
            <text:p>2</text:p>
          </table:table-cell>
          <table:table-cell table:formula="of:=SUM([.BA56:.BA60])" office:value-type="float" office:value="2" calcext:value-type="float">
            <text:p>2</text:p>
          </table:table-cell>
          <table:table-cell table:formula="of:=SUM([.BB56:.BB60])" office:value-type="float" office:value="2" calcext:value-type="float">
            <text:p>2</text:p>
          </table:table-cell>
          <table:table-cell table:formula="of:=SUM([.BC56:.BC60])" office:value-type="float" office:value="2" calcext:value-type="float">
            <text:p>2</text:p>
          </table:table-cell>
          <table:table-cell table:formula="of:=SUM([.BD56:.BD60])" office:value-type="float" office:value="0" calcext:value-type="float">
            <text:p>0</text:p>
          </table:table-cell>
          <table:table-cell table:formula="of:=SUM([.BE56:.BE60])" office:value-type="float" office:value="4" calcext:value-type="float">
            <text:p>4</text:p>
          </table:table-cell>
          <table:table-cell table:formula="of:=SUM([.BF56:.BF60])" office:value-type="float" office:value="1" calcext:value-type="float">
            <text:p>1</text:p>
          </table:table-cell>
          <table:table-cell table:formula="of:=SUM([.BG56:.BG60])" office:value-type="float" office:value="2" calcext:value-type="float">
            <text:p>2</text:p>
          </table:table-cell>
          <table:table-cell table:formula="of:=SUM([.BH56:.BH60])" office:value-type="float" office:value="5" calcext:value-type="float">
            <text:p>5</text:p>
          </table:table-cell>
          <table:table-cell table:formula="of:=SUM([.BI56:.BI60])" office:value-type="float" office:value="3" calcext:value-type="float">
            <text:p>3</text:p>
          </table:table-cell>
          <table:table-cell table:formula="of:=SUM([.BJ56:.BJ60])" office:value-type="float" office:value="3" calcext:value-type="float">
            <text:p>3</text:p>
          </table:table-cell>
          <table:table-cell table:formula="of:=SUM([.BK56:.BK60])" office:value-type="float" office:value="1" calcext:value-type="float">
            <text:p>1</text:p>
          </table:table-cell>
          <table:table-cell table:formula="of:=SUM([.BL56:.BL60])" office:value-type="float" office:value="3" calcext:value-type="float">
            <text:p>3</text:p>
          </table:table-cell>
          <table:table-cell table:formula="of:=SUM([.BM56:.BM60])" office:value-type="float" office:value="2" calcext:value-type="float">
            <text:p>2</text:p>
          </table:table-cell>
          <table:table-cell table:formula="of:=SUM([.BN56:.BN60])" office:value-type="float" office:value="1" calcext:value-type="float">
            <text:p>1</text:p>
          </table:table-cell>
          <table:table-cell table:formula="of:=SUM([.BO56:.BO60])" office:value-type="float" office:value="3" calcext:value-type="float">
            <text:p>3</text:p>
          </table:table-cell>
          <table:table-cell table:formula="of:=SUM([.BP56:.BP60])" office:value-type="float" office:value="3" calcext:value-type="float">
            <text:p>3</text:p>
          </table:table-cell>
          <table:table-cell table:formula="of:=SUM([.BQ56:.BQ60])" office:value-type="float" office:value="4" calcext:value-type="float">
            <text:p>4</text:p>
          </table:table-cell>
          <table:table-cell table:formula="of:=SUM([.BR56:.BR6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34:02.527481117</dc:date>
    <meta:document-statistic meta:table-count="1" meta:cell-count="4576" meta:object-count="0"/>
    <meta:generator>LibreOffice/4.2.8.2$Linux_X86_64 LibreOffice_project/420m0$Build-2</meta:generator>
  </office:meta>
</office:document-meta>
</file>